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198cm"/>
    </style:style>
    <style:style style:name="co23" style:family="table-column">
      <style:table-column-properties fo:break-before="auto" style:column-width="1.52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25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29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5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5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5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5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5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5" office:value-type="string" calcext:value-type="string">
            <text:p>1189.32 (283.4+905.92)</text:p>
          </table:table-cell>
          <table:table-cell table:number-columns-repeated="3"/>
          <table:table-cell table:style-name="ce25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2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.00.0000</text:date>, <text:time style:data-style-name="N2" text:time-value="23:18:36.8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15T23:25:03.467000000</dc:date>
    <meta:editing-duration>P4DT4H57M34S</meta:editing-duration>
    <meta:editing-cycles>1689</meta:editing-cycles>
    <meta:document-statistic meta:table-count="3" meta:cell-count="9495" meta:object-count="0"/>
  </office:meta>
</office:document-meta>
</file>